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49pt"/>
    </style:style>
    <style:style style:name="co2" style:family="table-column">
      <style:table-column-properties fo:break-before="auto" style:column-width="171.61pt"/>
    </style:style>
    <style:style style:name="co3" style:family="table-column">
      <style:table-column-properties fo:break-before="auto" style:column-width="188.16pt"/>
    </style:style>
    <style:style style:name="co4" style:family="table-column">
      <style:table-column-properties fo:break-before="auto" style:column-width="176.54pt"/>
    </style:style>
    <style:style style:name="co5" style:family="table-column">
      <style:table-column-properties fo:break-before="auto" style:column-width="329.8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51.89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95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79.8pt" fo:break-before="auto" style:use-optimal-row-height="true"/>
    </style:style>
    <style:style style:name="ro5" style:family="table-row">
      <style:table-row-properties style:row-height="21.94pt" fo:break-before="auto" style:use-optimal-row-height="tru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2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iMX8MPLUS-SOM-EVB_IND_Rev_B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,R9,R11,R12,R17,R18,R20,R21,</text:p>
            <text:p>R40,R77,R78,R79,R102,R103,</text:p>
            <text:p>R104,R105,R12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8,R99,R100,R10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4,R5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R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56,R6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,R52,R59,R63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7,R10,R13,R16,R19,R22,R23,</text:p>
            <text:p>R24,R25,R26,R27,R28,R35,</text:p>
            <text:p>R36,R49,R8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5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3,R4,R43,R44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,R42,R82,R93,R94,R95,R96,</text:p>
            <text:p>R109,R110,R111,R112,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4,R83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,R29,R33,R37,R47,R51,R54,</text:p>
            <text:p>R58,R62,R64,R66,R67,R76,R84,</text:p>
            <text:p>R87,R106,R10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.1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2,R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9,R90,R91,R92,R10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0805_(4X0402)_22R</text:p>
          </table:table-cell>
          <table:table-cell table:style-name="ce6" office:value-type="string" calcext:value-type="string">
            <text:p>RA0805_(4X0402)_xx_BIGGEROUTPADS</text:p>
          </table:table-cell>
          <table:table-cell office:value-type="string" calcext:value-type="string">
            <text:p>RM2,RM3,RM5,RM6,RM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4.7k</text:p>
          </table:table-cell>
          <table:table-cell table:style-name="ce6" office:value-type="string" calcext:value-type="string">
            <text:p>RA0805_(4X0402)_xx_BIGGEROUTPADS</text:p>
          </table:table-cell>
          <table:table-cell office:value-type="string" calcext:value-type="string">
            <text:p>RM1,RM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2,C33,C50,C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F/2k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3,C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nF/50V/1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7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8,C89</text:p>
          </table:table-cell>
          <table:table-cell table:number-columns-repeated="1020"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5,C7,C8,C10,C11,C14,</text:p>
            <text:p>C15,C17,C18,C20,C23,C27,C28,</text:p>
            <text:p>C29,C30,C31,C37,C42,C43,C44,</text:p>
            <text:p>C46,C47,C48,C54,C55,C56,C57,</text:p>
            <text:p>C58,C59,C64,C65,C69,C74,C78,</text:p>
            <text:p>C79,C80,C81,C82,C83,C84,C85,</text:p>
            <text:p>C86,C87,C90,C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0,C41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4,C49,C60,C61,C62,C63,C70,</text:p>
            <text:p>C71,C73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6,C21,C22,C26,C34,C35,C36,</text:p>
            <text:p>C45,C52,C53,C94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4,C9,C12,C13,C19,C25,C38,</text:p>
            <text:p>C39,C66,C67,C72,C76,C77,</text:p>
            <text:p>C95,C96,C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4007\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,D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2,D5,D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SSD-LED1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,L5,L6,L7,L8,L9,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UN2235LT1G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3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,FET3,FET4,FET5,</text:p>
            <text:p>FET6,FET7,FET8,FET9,FET10,</text:p>
            <text:p>FET11,FET12,FET14,FET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25MHz/20pF/20ppm/2P/5x3.2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1,Q2</text:p>
          </table:table-cell>
          <table:table-cell table:number-columns-repeated="102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N74LVC2T45DCUR(VSSOP-8)</text:p>
          </table:table-cell>
          <table:table-cell table:style-name="ce5" office:value-type="string" calcext:value-type="string">
            <text:p>VSSOP-8_Pitch-0.50mm_Pad-0.25mm_</text:p>
            <text:p>Dimensions-2.30x2.00x1.00mm</text:p>
          </table:table-cell>
          <table:table-cell office:value-type="string" calcext:value-type="string">
            <text:p>U15,U16,U17,U1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SZ9031RNXIC-TR</text:p>
          </table:table-cell>
          <table:table-cell office:value-type="string" calcext:value-type="string">
            <text:p>QFN48_1DRILL(PADPITCH-0.5MM)</text:p>
          </table:table-cell>
          <table:table-cell office:value-type="string" calcext:value-type="string">
            <text:p>U4,U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8,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S1117-1.2(INDUSTRIAL)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,V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74LVC1G126DBVR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BUF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CP2562-E/SN(SOIC-8_150mil)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5,U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8388(QFN28)</text:p>
          </table:table-cell>
          <table:table-cell table:style-name="ce6" office:value-type="string" calcext:value-type="string">
            <text:p>QFN28_EP(29)4.076x4.076x0.9mmPitch0.45mm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SC557-0344FE1T(QFN-14)</text:p>
          </table:table-cell>
          <table:table-cell table:style-name="ce5" office:value-type="string" calcext:value-type="string">
            <text:p>QFN-14_3.20x2.50x0.9mm_Pitch_0.5mm</text:p>
          </table:table-cell>
          <table:table-cell office:value-type="string" calcext:value-type="string">
            <text:p>U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GBH-254-SMT-40</text:p>
          </table:table-cell>
          <table:table-cell office:value-type="string" calcext:value-type="string">
            <text:p>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10-LF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MALE-PAV16X-2x20-HIGH</text:p>
          </table:table-cell>
          <table:table-cell table:style-name="ce5" office:value-type="string" calcext:value-type="string">
            <text:p>GPH127SMT-02X20(PA-V16X-2X20-LF)</text:p>
          </table:table-cell>
          <table:table-cell office:value-type="string" calcext:value-type="string">
            <text:p>GPIO1,GPIO2,GPIO3,</text:p>
            <text:p>GPIO5,GPIO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10-HIGH</text:p>
          </table:table-cell>
          <table:table-cell table:style-name="ce5" office:value-type="string" calcext:value-type="string">
            <text:p>GPH127SMT-02X10(PA-V16X-2X10-LF)</text:p>
          </table:table-cell>
          <table:table-cell office:value-type="string" calcext:value-type="string">
            <text:p>GPIO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J-3.5-365-3P(SCJ325P00XG0B02G)</text:p>
          </table:table-cell>
          <table:table-cell office:value-type="string" calcext:value-type="string">
            <text:p>SCJ325P00XG0B02G</text:p>
          </table:table-cell>
          <table:table-cell office:value-type="string" calcext:value-type="string">
            <text:p>HEADPHONES1,MICROPHON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DMI-SWM-19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Flash_Con[DF12(3.0)-40DS-0.5V(86)]</text:p>
          </table:table-cell>
          <table:table-cell office:value-type="string" calcext:value-type="string">
            <text:p>Flash_Con[DF12(3.0)-40DS-0.5V(86)]</text:p>
          </table:table-cell>
          <table:table-cell office:value-type="string" calcext:value-type="string">
            <text:p>Flash_Co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M211Q01FM22</text:p>
          </table:table-cell>
          <table:table-cell office:value-type="string" calcext:value-type="string">
            <text:p>LAN1,LAN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_J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A53_DBG1,M7_DBG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B3-3.5mm</text:p>
          </table:table-cell>
          <table:table-cell office:value-type="string" calcext:value-type="string">
            <text:p>CAN1,CAN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-V-26-LF(GBH254SMT-26)</text:p>
          </table:table-cell>
          <table:table-cell office:value-type="string" calcext:value-type="string">
            <text:p>GBH-254-SMT-26</text:p>
          </table:table-cell>
          <table:table-cell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SD-M2(APCI0107-P001A)</text:p>
          </table:table-cell>
          <table:table-cell office:value-type="string" calcext:value-type="string">
            <text:p>m.2_M(NGFF-W42R-5809-LF)</text:p>
          </table:table-cell>
          <table:table-cell office:value-type="string" calcext:value-type="string">
            <text:p>X1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USB-SWZ1BL-9A-LF</text:p>
          </table:table-cell>
          <table:table-cell office:value-type="string" calcext:value-type="string">
            <text:p>USB3.0-TypeA(USB-SWZ1BL-9A-LF)</text:p>
          </table:table-cell>
          <table:table-cell office:value-type="string" calcext:value-type="string">
            <text:p>USB3.0_TYPE-A2,</text:p>
            <text:p>USB3.0_TYPE-A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SHP04TS-S</text:p>
          </table:table-cell>
          <table:table-cell office:value-type="string" calcext:value-type="string">
            <text:p>DSHP04TS-S-1.27mm_Half_4_Slide</text:p>
          </table:table-cell>
          <table:table-cell office:value-type="string" calcext:value-type="string">
            <text:p>BOOT_SWITCH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PWR1,RST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DS314DBVR(SOT-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TVS1,TVS2,TVS3,TVS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CAN_T1,CAN_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1,U2,U3</text:p>
          </table:table-cell>
          <table:table-cell table:number-columns-repeated="1020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1,R45,R46,R48,R53,R57,R61,</text:p>
            <text:p>R72,R73,R74,R85,R86,R8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ESD5304D-10/TR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6,U7,U13,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5,R68,R69,R70,R7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AB-VCR-010-LF)</text:p>
          </table:table-cell>
          <table:table-cell office:value-type="string" calcext:value-type="string">
            <text:p>HAB-VCR-010-LF</text:p>
          </table:table-cell>
          <table:table-cell office:value-type="string" calcext:value-type="string">
            <text:p>ARM-JTAG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N5819S4/SOD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8,D9,D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/10V/10%/X7R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.2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0R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1,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LMUN2211LT1G(SOT-23)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uF/6.3V/20%/X5R/C0805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98</text:p>
          </table:table-cell>
          <table:table-cell table:number-columns-repeated="1020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cale-to="100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05-24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4">00/00/0000</text:date>, <text:time style:data-style-name="N2" text:time-value="15:16:37.240457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4T16:51:30.001237626</dc:date>
    <meta:editing-duration>PT6H8M7S</meta:editing-duration>
    <meta:editing-cycles>78</meta:editing-cycles>
    <meta:generator>LibreOffice/5.1.6.2$Linux_X86_64 LibreOffice_project/10m0$Build-2</meta:generator>
    <meta:document-statistic meta:table-count="1" meta:cell-count="316" meta:object-count="0"/>
  </office:meta>
</office:document-meta>
</file>